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9a94" officeooo:paragraph-rsid="00159a94" style:font-weight-asian="bold" style:font-weight-complex="bold"/>
    </style:style>
    <style:style style:name="P2" style:family="paragraph" style:parent-style-name="Standard">
      <style:paragraph-properties style:writing-mode="lr-tb"/>
      <style:text-properties style:text-position="sub 58%" style:text-underline-style="none" fo:font-weight="bold" officeooo:rsid="00159a94" officeooo:paragraph-rsid="001909b3" style:font-weight-asian="bold" style:font-weight-complex="bold"/>
    </style:style>
    <style:style style:name="P3" style:family="paragraph" style:parent-style-name="Standard">
      <style:paragraph-properties style:writing-mode="lr-tb"/>
      <style:text-properties style:text-position="sub 58%" style:text-underline-style="none" fo:font-weight="bold" officeooo:rsid="00159a94" officeooo:paragraph-rsid="001937d5" style:font-weight-asian="bold" style:font-weight-complex="bold"/>
    </style:style>
    <style:style style:name="P4" style:family="paragraph" style:parent-style-name="Standard">
      <style:paragraph-properties style:writing-mode="lr-tb"/>
      <style:text-properties style:text-position="sub 58%" style:text-underline-style="none" fo:font-weight="normal" officeooo:rsid="00159a94" officeooo:paragraph-rsid="00184f44" style:font-weight-asian="normal" style:font-weight-complex="normal"/>
    </style:style>
    <style:style style:name="P5" style:family="paragraph" style:parent-style-name="Standard">
      <style:paragraph-properties style:writing-mode="lr-tb"/>
      <style:text-properties style:text-position="sub 58%" style:text-underline-style="none" fo:font-weight="normal" officeooo:rsid="00184f44" officeooo:paragraph-rsid="00184f44" style:font-weight-asian="normal" style:font-weight-complex="normal"/>
    </style:style>
    <style:style style:name="P6" style:family="paragraph" style:parent-style-name="Standard">
      <style:paragraph-properties style:writing-mode="lr-tb"/>
      <style:text-properties style:text-position="sub 58%" style:text-underline-style="none" fo:font-weight="normal" officeooo:rsid="001937d5" officeooo:paragraph-rsid="001909b3" style:font-weight-asian="normal" style:font-weight-complex="normal"/>
    </style:style>
    <style:style style:name="P7" style:family="paragraph" style:parent-style-name="Standard">
      <style:paragraph-properties style:writing-mode="lr-tb"/>
      <style:text-properties style:text-position="sub 58%" style:text-underline-style="none" fo:font-weight="normal" officeooo:rsid="001909b3" officeooo:paragraph-rsid="001909b3" style:font-weight-asian="normal" style:font-weight-complex="normal"/>
    </style:style>
    <style:style style:name="P8" style:family="paragraph" style:parent-style-name="Standard">
      <style:paragraph-properties style:writing-mode="lr-tb"/>
      <style:text-properties style:text-position="sub 58%" style:text-underline-style="none" fo:font-weight="normal" officeooo:rsid="001aeb5a" officeooo:paragraph-rsid="001909b3" style:font-weight-asian="normal" style:font-weight-complex="normal"/>
    </style:style>
    <style:style style:name="P9" style:family="paragraph" style:parent-style-name="Standard">
      <style:paragraph-properties style:writing-mode="lr-tb"/>
      <style:text-properties style:text-position="sub 58%" style:text-underline-style="none" fo:font-weight="normal" officeooo:rsid="001e09a6" officeooo:paragraph-rsid="001e09a6" style:font-weight-asian="normal" style:font-weight-complex="normal"/>
    </style:style>
    <style:style style:name="P10" style:family="paragraph" style:parent-style-name="Standard">
      <style:paragraph-properties style:writing-mode="lr-tb"/>
      <style:text-properties style:text-position="sub 58%" style:text-underline-style="none" fo:font-weight="normal" officeooo:rsid="00159a94" officeooo:paragraph-rsid="00184f44" style:font-weight-asian="normal" style:font-weight-complex="normal"/>
    </style:style>
    <style:style style:name="P11" style:family="paragraph" style:parent-style-name="Standard">
      <style:paragraph-properties style:writing-mode="lr-tb"/>
      <style:text-properties style:text-position="sub 58%" style:text-underline-style="none" fo:font-weight="bold" officeooo:rsid="00184f44" officeooo:paragraph-rsid="00184f44" style:font-weight-asian="bold" style:font-weight-complex="bold"/>
    </style:style>
    <style:style style:name="P12" style:family="paragraph" style:parent-style-name="Standard">
      <style:paragraph-properties style:writing-mode="lr-tb"/>
      <style:text-properties style:text-position="sub 58%" style:text-underline-style="none" fo:font-weight="bold" officeooo:rsid="001909b3" officeooo:paragraph-rsid="001909b3" style:font-weight-asian="bold" style:font-weight-complex="bold"/>
    </style:style>
    <style:style style:name="P13" style:family="paragraph" style:parent-style-name="Standard">
      <style:paragraph-properties style:writing-mode="lr-tb"/>
      <style:text-properties style:text-position="sub 58%" style:text-underline-style="none" fo:font-weight="bold" officeooo:rsid="001e09a6" officeooo:paragraph-rsid="001e09a6" style:font-weight-asian="bold" style:font-weight-complex="bold"/>
    </style:style>
    <style:style style:name="T1" style:family="text">
      <style:text-properties officeooo:rsid="0016e86f"/>
    </style:style>
    <style:style style:name="T2" style:family="text">
      <style:text-properties officeooo:rsid="00184f44"/>
    </style:style>
    <style:style style:name="T3" style:family="text">
      <style:text-properties officeooo:rsid="001909b3"/>
    </style:style>
    <style:style style:name="T4" style:family="text">
      <style:text-properties fo:font-weight="normal" officeooo:rsid="001909b3" style:font-weight-asian="normal" style:font-weight-complex="normal"/>
    </style:style>
    <style:style style:name="T5" style:family="text">
      <style:text-properties fo:font-weight="normal" officeooo:rsid="001937d5" style:font-weight-asian="normal" style:font-weight-complex="normal"/>
    </style:style>
    <style:style style:name="T6" style:family="text">
      <style:text-properties fo:font-weight="normal" officeooo:rsid="001aeb5a" style:font-weight-asian="normal" style:font-weight-complex="normal"/>
    </style:style>
    <style:style style:name="T7" style:family="text">
      <style:text-properties fo:font-weight="normal" officeooo:rsid="001b1e9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Requirement Specification</text:p>
      <text:p text:style-name="P1"/>
      <text:p text:style-name="P4">The KinectSenseIntelligence (KSI) Environment is a complex system based on NIOTOM (c) Perception Neuron <text:span text:style-name="T1">sensors</text:span> and Microsofts (c) Kinect for XboX 360 devices. The KSI Environment features motion tracking up to 100Hz (18 PN based) and full body surface reconstruction by Kinect (multi-device). </text:p>
      <text:p text:style-name="P5">Purpous of the environment is to record 3d data of execution of sports activity. Data analysis is a key feature of the KSI. From the raw BVH data files of the motion tracking system biometrics are extracted and key values are estimated. Biometrics are physical observables, i.e. the raw acceleration and angle data, whereas key values estimates the accuracy of the motions (tequniques). </text:p>
      <text:p text:style-name="P4"/>
      <text:p text:style-name="P11">Specs:</text:p>
      <text:p text:style-name="P9">- PC requirements:</text:p>
      <text:p text:style-name="P9"><text:tab/>- <text:s/>AXIS NEURON:</text:p>
      <text:p text:style-name="P9"><text:s/><text:tab/><text:tab/>- </text:p>
      <text:p text:style-name="P4">- <text:span text:style-name="T2">HW based motion recogniction (PN sensors) (up to 100Hz)</text:span></text:p>
      <text:p text:style-name="P4">- <text:span text:style-name="T2">HW based 3d surface reconstruction (Kinect) (up to 30Hz)</text:span></text:p>
      <text:p text:style-name="P4">- <text:span text:style-name="T2">GUI based SW</text:span></text:p>
      <text:p text:style-name="P4">- <text:span text:style-name="T2">Analysis of raw BVH data</text:span></text:p>
      <text:p text:style-name="P5">- Biometric extraction</text:p>
      <text:p text:style-name="P5">- Key value estimation</text:p>
      <text:p text:style-name="P4"/>
      <text:p text:style-name="P4"/>
      <text:p text:style-name="P13">Use cases/Scenarios:</text:p>
      <text:p text:style-name="P9">1) The User enables the motion capture feature and review the recordings for quantitive analysis</text:p>
      <text:p text:style-name="P9">2) The User captures in real time his/her motion and receives direct feedback from the system by biometrics and key values</text:p>
      <text:p text:style-name="P9">3) The User choses key values that should be tracked and visualized</text:p>
      <text:p text:style-name="P9"/>
      <text:p text:style-name="P12">Class specification:</text:p>
      <text:p text:style-name="P2"><text:span text:style-name="T3"><text:tab/></text:span><text:span text:style-name="T4">PNSensor</text:span></text:p>
      <text:p text:style-name="P2"><text:span text:style-name="T4"><text:tab/><text:tab/><text:tab/></text:span><text:span text:style-name="T5">Reads data from the BVH stream</text:span></text:p>
      <text:p text:style-name="P6"><text:tab/><text:tab/><text:tab/>Handles activity of PN sensors</text:p>
      <text:p text:style-name="P6"><text:tab/><text:tab/><text:tab/>Supplies motion data </text:p>
      <text:p text:style-name="P7"><text:tab/>MSKinect</text:p>
      <text:p text:style-name="P2"><text:span text:style-name="T4"><text:tab/><text:tab/><text:tab/></text:span><text:span text:style-name="T5">Reads Depth Data stream of Kinect Sensors</text:span></text:p>
      <text:p text:style-name="P6"><text:tab/><text:tab/><text:tab/>Supplies reconstruction of 3d scene</text:p>
      <text:p text:style-name="P7"><text:tab/>Data3D</text:p>
      <text:p text:style-name="P3"><text:span text:style-name="T4"><text:tab/><text:tab/><text:tab/></text:span><text:span text:style-name="T5">Merges motion data (class PNSensor) and reconstrucion of 3d scene (MSKinect) to one pointcloud</text:span></text:p>
      <text:p text:style-name="P3"><text:span text:style-name="T5"><text:tab/><text:tab/><text:tab/></text:span><text:span text:style-name="T6">Holds specific parameters for reconstrucion</text:span><text:span text:style-name="T5"> </text:span></text:p>
      <text:p text:style-name="P7"><text:tab/>DataAnalysis</text:p>
      <text:p text:style-name="P2"><text:span text:style-name="T4"><text:tab/><text:tab/><text:tab/></text:span><text:span text:style-name="T6">Takes data (Data3D) and analyse it</text:span></text:p>
      <text:p text:style-name="P8"><text:tab/><text:tab/><text:tab/>Supplies time series</text:p>
      <text:p text:style-name="P7"><text:tab/>Biometric</text:p>
      <text:p text:style-name="P2"><text:span text:style-name="T4"><text:tab/><text:tab/><text:tab/></text:span><text:span text:style-name="T6">Extract velocity, Forces</text:span></text:p>
      <text:p text:style-name="P7"><text:tab/>KeyValues</text:p>
      <text:p text:style-name="P2"><text:span text:style-name="T4"><text:tab/><text:tab/><text:tab/></text:span><text:span text:style-name="T7">Estimate execution of tequniques</text:span></text:p>
      <text:p text:style-name="P2"><text:span text:style-name="T4"><text:tab/></text:span><text:span text:style-name="T3">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9S</meta:editing-duration>
    <meta:editing-cycles>11</meta:editing-cycles>
    <meta:generator>LibreOffice/4.2.7.2$Windows_x86 LibreOffice_project/933c0aa564ec4f8883ed5732c866db48dca4dac5</meta:generator>
    <dc:date>2015-08-03T22:48:05.870000000</dc:date>
    <meta:document-statistic meta:table-count="0" meta:image-count="0" meta:object-count="0" meta:page-count="1" meta:paragraph-count="36" meta:word-count="273" meta:character-count="1783" meta:non-whitespace-character-count="1493"/>
    <meta:user-defined meta:name="Info 1"/>
    <meta:user-defined meta:name="Info 2"/>
    <meta:user-defined meta:name="Info 3"/>
    <meta:user-defined meta:name="Info 4"/>
  </office:meta>
</office:document-meta>
</file>